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0" style:family="table-row">
      <style:table-row-properties style:min-row-height="0.519cm"/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A2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5">21-11-2023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5">Today i read the instalation process of mysql database and the queries of mysql database.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1-21T15:29:03.089466543</dc:date>
    <meta:editing-duration>PT54M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41" meta:character-count="222" meta:non-whitespace-character-count="193"/>
  </office:meta>
</office:document-meta>
</file>